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Rear Window is, in my opinion, a masterpiece just like pretty much all of the other Hitchcock films I have seen. Now, this was not my first time seeing this film – I saw it about 6 or so years ago – nevertheless, its affect was not lost on me. This movie had perfect amounts of comedy, suspense, plot and blond-beating (the latter-most seems to appear in every Hitchcock movie I have seen). The plot of Rear Window is multi-threaded and every thread has its own internal emotions. Even though I have seen this one before, I felt sadness for the single lady on the ground floor; I felt annoyed by the nagging (or should I say “discussing”) wives; I truly felt as though I was Jeff, peeping in on my neighbors, taking interest in the affairs. I probably felt this because, in a sense, I <text:span text:style-name="T1">was </text:span>Jeff. Every scene in the movie is either filmed from his perspective or is of him. Truly, the way this movie was filmed – Hitchcock's incredible attention to detail – was my favorite part of the film.</text:p>
      <text:p text:style-name="P1"/>
      <text:p text:style-name="P1"><text:tab/>Jeff's question of “is it ethical for me to be spying on my neighbors,” really got me thinking, especially in the case of Miss Torso. My first thought in reaction to this question was along the lines of, “No, you're a fictional character in a movie so it doesn't matter.” But then I truly thought about that assertion. I realized that, as mentioned earlier, I am Jeff; that I see through Jeff's eyes (via the medium of the camera). In addition, I consider myself to be real. So, I begin to ask myself, is it “ethical” that <text:span text:style-name="T1">I</text:span> saw Miss Torso? To answer this question, I go back to a quote from the movie: when the detective rebukes Jeff saying that what people do in public can be different from what they do in private, when they do not expect eyes to be watching. So, I think that it was unethical for Jeff to spy on his neighbors all as characters (since they were confident of their privacy), however, it was not unethical for me to watch because the actors and actresses in the film were behaving publicly, knowing fully they would be seen by many.</text:p>
      <text:p text:style-name="P1"/>
      <text:p text:style-name="P1"><text:tab/>In conclusion, now that the “deep” stuff is out of the way, I would just like to point out some of the things I love about this movie. Firstly, it truly is a mystery – even seeing it before, I did not remember up to the final moment if the neighbor was truly a killer. Secondly, the end is hilarious. Finally, seeing Hitchcock' cameo in the musician's room is like seeing an artist's signature on a masterful painting. I really like this fil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1-28T22:44:52</dc:date>
    <meta:editing-duration>PT1H26M49S</meta:editing-duration>
    <meta:editing-cycles>18</meta:editing-cycles>
    <meta:generator>LibreOffice/3.5$Linux_X86_64 LibreOffice_project/350m1$Build-202</meta:generator>
    <meta:document-statistic meta:table-count="0" meta:image-count="0" meta:object-count="0" meta:page-count="1" meta:paragraph-count="3" meta:word-count="463" meta:character-count="2486" meta:non-whitespace-character-count="2023"/>
  </office:meta>
</office:document-meta>
</file>